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9x7.C7"/>
      <style:map style:condition="cell-content()!=0" style:apply-style-name="NonZero" style:base-cell-address="19x7.C7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5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in"/>
      <style:map style:condition="cell-content()=0" style:apply-style-name="Zero" style:base-cell-address="12x5.C7"/>
      <style:map style:condition="cell-content()!=0" style:apply-style-name="NonZero" style:base-cell-address="12x5.C7"/>
    </style:style>
  </office:automatic-styles>
  <office:body>
    <office:spreadsheet>
      <table:calculation-settings table:automatic-find-labels="false" table:use-regular-expressions="false" table:use-wildcards="true"/>
      <table:table table:name="19x7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RemapIndexLen = &quot; &amp; [.B21] &amp; &quot;; // &quot; &amp; [.B22]" office:value-type="string" office:string-value="static constexpr tMatrixPixelsSize RemapIndexLen = 133; // 19x7" calcext:value-type="string">
            <text:p>static constexpr tMatrixPixelsSize RemapIndex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remapArray[&quot; &amp; [.B21] &amp; &quot;] = {&quot;" office:value-type="string" office:string-value="static constexpr tMatrixPixelsCoord remapArray[133] = {" calcext:value-type="string">
            <text:p>static constexpr tMatrixPixelsCoord remapArray[133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RemapDestMatrixLen = &quot; &amp; [.B23] &amp; &quot;;&quot;" office:value-type="string" office:string-value="static constexpr tMatrixPixelsSize RemapDestMatrixLen = 56;" calcext:value-type="string">
            <text:p>static constexpr tMatrixPixelsSize 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U13])"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/>
          <table:table-cell table:formula="of:=4+1+4+1+4+1+4" office:value-type="float" office:value="19" calcext:value-type="float">
            <text:p>19</text:p>
          </table:table-cell>
          <table:table-cell table:number-columns-repeated="21"/>
        </table:table-row>
        <table:table-row table:style-name="ro1" table:number-rows-repeated="1048551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19x7.C7:19x7.U13">
            <calcext:condition calcext:apply-style-name="Zero" calcext:value="=0" calcext:base-cell-address="19x7.C7"/>
            <calcext:condition calcext:apply-style-name="NonZero" calcext:value="!=0" calcext:base-cell-address="19x7.C7"/>
          </calcext:conditional-format>
        </calcext:conditional-formats>
      </table:table>
      <table:table table:name="12x5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C2]+1" office:value-type="float" office:value="2" calcext:value-type="float">
            <text:p>2</text:p>
          </table:table-cell>
          <table:table-cell table:number-columns-repeated="2"/>
          <table:table-cell table:formula="of:=[.F2]+1" office:value-type="float" office:value="3" calcext:value-type="float">
            <text:p>3</text:p>
          </table:table-cell>
          <table:table-cell table:number-columns-repeated="2"/>
          <table:table-cell table:formula="of:=[.I2]+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15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table:formula="of:=&quot;static constexpr tMatrixPixelsSize RemapIndexLen = &quot; &amp; [.B19] &amp; &quot;; // &quot; &amp; [.B20]" office:value-type="string" office:string-value="static constexpr tMatrixPixelsSize RemapIndexLen = 60; // 12x5" calcext:value-type="string">
            <text:p>static constexpr tMatrixPixelsSize RemapIndexLen = 60; // 12x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formula="of:=&quot;static constexpr tMatrixPixelsCoord remapArray[&quot; &amp; [.B19] &amp; &quot;] = {&quot;" office:value-type="string" office:string-value="static constexpr tMatrixPixelsCoord remapArray[60] = {" calcext:value-type="string">
            <text:p>static constexpr tMatrixPixelsCoord remapArray[60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H8]+1" office:value-type="float" office:value="10" calcext:value-type="float">
            <text:p>10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K8]+1" office:value-type="float" office:value="17" calcext:value-type="float">
            <text:p>17</text:p>
          </table:table-cell>
          <table:table-cell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table:formula="of:=[.N8]+1" office:value-type="float" office:value="24" calcext:value-type="float">
            <text:p>24</text:p>
          </table:table-cell>
          <table:table-cell table:style-name="ce14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N7]) &amp; &quot;,&quot;" office:value-type="string" office:string-value="    0, 3, 0, 0, 10, 0, 0, 17, 0, 0, 24, 0," calcext:value-type="string">
            <text:p><text:s text:c="4"/>0, 3, 0, 0, 10, 0, 0, 17, 0, 0, 24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9" table:formula="of:=[.G7]+1" office:value-type="float" office:value="11" calcext:value-type="float">
            <text:p>11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9]+1" office:value-type="float" office:value="9" calcext:value-type="float">
            <text:p>9</text:p>
          </table:table-cell>
          <table:table-cell table:style-name="ce9" table:formula="of:=[.J7]+1" office:value-type="float" office:value="18" calcext:value-type="float">
            <text:p>18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9]+1" office:value-type="float" office:value="16" calcext:value-type="float">
            <text:p>16</text:p>
          </table:table-cell>
          <table:table-cell table:style-name="ce9" table:formula="of:=[.M7]+1" office:value-type="float" office:value="25" calcext:value-type="float">
            <text:p>25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9]+1" office:value-type="float" office:value="23" calcext:value-type="float">
            <text:p>23</text:p>
          </table:table-cell>
          <table:table-cell/>
          <table:table-cell table:formula="of:=&quot;    &quot; &amp; COM.MICROSOFT.TEXTJOIN(&quot;, &quot;; 1; [.C8:.N8]) &amp; &quot;,&quot;" office:value-type="string" office:string-value="    4, 0, 2, 11, 0, 9, 18, 0, 16, 25, 0, 23," calcext:value-type="string">
            <text:p><text:s text:c="4"/>4, 0, 2, 11, 0, 9, 18, 0, 16, 25, 0, 23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F13]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I13]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3" table:formula="of:=[.L13]" office:value-type="float" office:value="22" calcext:value-type="float">
            <text:p>2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formula="of:=&quot;    &quot; &amp; COM.MICROSOFT.TEXTJOIN(&quot;, &quot;; 1; [.C9:.N9]) &amp; &quot;,&quot;" office:value-type="string" office:string-value="    0, 1, 0, 0, 8, 0, 0, 15, 0, 0, 22, 0," calcext:value-type="string">
            <text:p><text:s text:c="4"/>0, 1, 0, 0, 8, 0, 0, 15, 0, 0, 22, 0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15" office:value-type="float" office:value="7" calcext:value-type="float">
            <text:p>7</text:p>
          </table:table-cell>
          <table:table-cell table:style-name="ce9" table:formula="of:=[.F8]+1" office:value-type="float" office:value="12" calcext:value-type="float">
            <text:p>12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G11]+1" office:value-type="float" office:value="14" calcext:value-type="float">
            <text:p>14</text:p>
          </table:table-cell>
          <table:table-cell table:style-name="ce9" table:formula="of:=[.I8]+1" office:value-type="float" office:value="19" calcext:value-type="float">
            <text:p>19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J11]+1" office:value-type="float" office:value="21" calcext:value-type="float">
            <text:p>21</text:p>
          </table:table-cell>
          <table:table-cell table:style-name="ce9" table:formula="of:=[.L8]+1" office:value-type="float" office:value="26" calcext:value-type="float">
            <text:p>26</text:p>
          </table:table-cell>
          <table:table-cell table:style-name="ce23" office:value-type="float" office:value="0" calcext:value-type="float">
            <text:p>0</text:p>
          </table:table-cell>
          <table:table-cell table:style-name="ce15" table:formula="of:=[.M11]+1" office:value-type="float" office:value="28" calcext:value-type="float">
            <text:p>28</text:p>
          </table:table-cell>
          <table:table-cell/>
          <table:table-cell table:formula="of:=&quot;    &quot; &amp; COM.MICROSOFT.TEXTJOIN(&quot;, &quot;; 1; [.C10:.N10]) &amp; &quot;,&quot;" office:value-type="string" office:string-value="    5, 0, 7, 12, 0, 14, 19, 0, 21, 26, 0, 28," calcext:value-type="string">
            <text:p><text:s text:c="4"/>5, 0, 7, 12, 0, 14, 19, 0, 21, 26, 0, 28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F10]+1" office:value-type="float" office:value="13" calcext:value-type="float">
            <text:p>13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I10]+1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table:formula="of:=[.L10]+1" office:value-type="float" office:value="27" calcext:value-type="float">
            <text:p>27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1:.N11]) &amp; &quot;,&quot;" office:value-type="string" office:string-value="    0, 6, 0, 0, 13, 0, 0, 20, 0, 0, 27, 0," calcext:value-type="string">
            <text:p><text:s text:c="4"/>0, 6, 0, 0, 13, 0, 0, 20, 0, 0, 27, 0,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15"/>
          <table:table-cell table:formula="of:=&quot;static constexpr tMatrixPixelsSize RemapDestMatrixLen = &quot; &amp; [.B21] &amp; &quot;;&quot;" office:value-type="string" office:string-value="static constexpr tMatrixPixelsSize RemapDestMatrixLen = 28;" calcext:value-type="string">
            <text:p>static constexpr tMatrixPixelsSize RemapDestMatrixLen = 28;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L2]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N6]*[.B11]" office:value-type="float" office:value="60" calcext:value-type="float">
            <text:p>6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N6] &amp;&quot;x&quot; &amp; [.B11]" office:value-type="string" office:string-value="12x5" calcext:value-type="string">
            <text:p>12x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st remap strip len:</text:p>
          </table:table-cell>
          <table:table-cell table:formula="of:=MAX([.C7:.N11])"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/>
          <table:table-cell table:formula="of:=3+3+3+3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12x5.C7:12x5.N11">
            <calcext:condition calcext:apply-style-name="Zero" calcext:value="=0" calcext:base-cell-address="12x5.C7"/>
            <calcext:condition calcext:apply-style-name="NonZero" calcext:value="!=0" calcext:base-cell-address="12x5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/00/0000</text:date>, <text:time style:data-style-name="N2" text:time-value="16:28:45.464213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30T16:33:13.360775900</dc:date>
    <meta:editing-duration>PT8H13M43S</meta:editing-duration>
    <meta:editing-cycles>25</meta:editing-cycles>
    <meta:generator>LibreOffice/25.8.3.2$Windows_X86_64 LibreOffice_project/8ca8d55c161d602844f5428fa4b58097424e324e</meta:generator>
    <meta:document-statistic meta:table-count="2" meta:cell-count="296" meta:object-count="0"/>
  </office:meta>
</office:document-meta>
</file>